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afa1d" officeooo:paragraph-rsid="001c0ad8"/>
    </style:style>
    <style:style style:name="P2" style:family="paragraph" style:parent-style-name="Standard">
      <style:text-properties fo:language="pl" fo:country="PL" officeooo:rsid="001c2dca" officeooo:paragraph-rsid="001c2dca"/>
    </style:style>
    <style:style style:name="P3" style:family="paragraph" style:parent-style-name="Standard">
      <style:text-properties fo:language="pl" fo:country="PL" officeooo:paragraph-rsid="0021ccee"/>
    </style:style>
    <style:style style:name="P4" style:family="paragraph" style:parent-style-name="Standard">
      <style:text-properties fo:language="pl" fo:country="PL" officeooo:rsid="00210570" officeooo:paragraph-rsid="0021ccee"/>
    </style:style>
    <style:style style:name="P5" style:family="paragraph" style:parent-style-name="Standard">
      <style:text-properties fo:language="pl" fo:country="PL" officeooo:rsid="00210570" officeooo:paragraph-rsid="0023803c"/>
    </style:style>
    <style:style style:name="P6" style:family="paragraph" style:parent-style-name="Standard">
      <style:text-properties fo:language="pl" fo:country="PL" officeooo:rsid="0023803c" officeooo:paragraph-rsid="0023803c"/>
    </style:style>
    <style:style style:name="P7" style:family="paragraph" style:parent-style-name="Standard">
      <style:text-properties fo:language="pl" fo:country="PL" officeooo:rsid="0023d5cb" officeooo:paragraph-rsid="0023d5cb"/>
    </style:style>
    <style:style style:name="P8" style:family="paragraph" style:parent-style-name="Standard">
      <style:text-properties fo:language="pl" fo:country="PL" officeooo:rsid="002590c3" officeooo:paragraph-rsid="002590c3"/>
    </style:style>
    <style:style style:name="P9" style:family="paragraph" style:parent-style-name="Standard">
      <style:text-properties fo:language="pl" fo:country="PL" officeooo:paragraph-rsid="002590c3"/>
    </style:style>
    <style:style style:name="P10" style:family="paragraph" style:parent-style-name="Standard">
      <style:text-properties fo:language="pl" fo:country="PL" officeooo:rsid="002b4be6" officeooo:paragraph-rsid="002b4be6"/>
    </style:style>
    <style:style style:name="P11" style:family="paragraph" style:parent-style-name="Standard">
      <style:text-properties fo:language="pl" fo:country="PL" officeooo:rsid="002c4890" officeooo:paragraph-rsid="002c4890"/>
    </style:style>
    <style:style style:name="P12" style:family="paragraph" style:parent-style-name="Standard">
      <style:text-properties fo:language="pl" fo:country="PL" officeooo:rsid="00322528" officeooo:paragraph-rsid="00322528"/>
    </style:style>
    <style:style style:name="P13" style:family="paragraph" style:parent-style-name="Standard">
      <style:text-properties fo:language="pl" fo:country="PL" officeooo:rsid="00333ac7" officeooo:paragraph-rsid="00333ac7"/>
    </style:style>
    <style:style style:name="P14" style:family="paragraph" style:parent-style-name="Standard">
      <style:text-properties fo:language="pl" fo:country="PL" officeooo:rsid="0035f6a8" officeooo:paragraph-rsid="0035f6a8"/>
    </style:style>
    <style:style style:name="P15" style:family="paragraph" style:parent-style-name="Standard">
      <style:paragraph-properties style:line-height-at-least="0.198in"/>
      <style:text-properties fo:color="#d4d4d4" style:font-name="Droid Sans Mono" fo:font-size="10.5pt" fo:language="pl" fo:country="PL" fo:font-weight="normal" officeooo:paragraph-rsid="0021ccee" fo:background-color="#1e1e1e"/>
    </style:style>
    <style:style style:name="P16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7" style:family="paragraph" style:parent-style-name="Text_20_body">
      <style:text-properties fo:language="pl" fo:country="PL"/>
    </style:style>
    <style:style style:name="P18" style:family="paragraph" style:parent-style-name="Text_20_body">
      <style:text-properties officeooo:paragraph-rsid="00407575"/>
    </style:style>
    <style:style style:name="P19" style:family="paragraph" style:parent-style-name="Text_20_body">
      <style:text-properties fo:color="#000000" style:font-name="Liberation Serif" fo:font-size="12pt" fo:language="pl" fo:country="PL" fo:font-weight="normal" officeooo:rsid="0045d1a5" officeooo:paragraph-rsid="00407575" fo:background-color="#ffffff" style:font-size-asian="12pt" style:font-size-complex="12pt"/>
    </style:style>
    <style:style style:name="P20" style:family="paragraph" style:parent-style-name="Text_20_body">
      <style:text-properties fo:color="#000000" style:font-name="Liberation Serif" fo:font-size="12pt" officeooo:rsid="004810dc" officeooo:paragraph-rsid="004810dc" fo:background-color="#ffffff" style:font-size-asian="12pt" style:font-size-complex="12pt"/>
    </style:style>
    <style:style style:name="T1" style:family="text">
      <style:text-properties officeooo:rsid="001c0ad8"/>
    </style:style>
    <style:style style:name="T2" style:family="text">
      <style:text-properties officeooo:rsid="001c2dca"/>
    </style:style>
    <style:style style:name="T3" style:family="text">
      <style:text-properties officeooo:rsid="001cf37a"/>
    </style:style>
    <style:style style:name="T4" style:family="text">
      <style:text-properties officeooo:rsid="001ebdec"/>
    </style:style>
    <style:style style:name="T5" style:family="text">
      <style:text-properties officeooo:rsid="0020b1d3"/>
    </style:style>
    <style:style style:name="T6" style:family="text">
      <style:text-properties officeooo:rsid="00210570"/>
    </style:style>
    <style:style style:name="T7" style:family="text">
      <style:text-properties fo:color="#569cd6" style:font-name="Droid Sans Mono" fo:font-size="10.5pt" fo:font-weight="normal" fo:background-color="#1e1e1e" loext:char-shading-value="0"/>
    </style:style>
    <style:style style:name="T8" style:family="text">
      <style:text-properties fo:color="#569cd6" style:font-name="Droid Sans Mono" fo:font-size="10.5pt" fo:font-weight="normal" officeooo:rsid="00210570" fo:background-color="#1e1e1e" loext:char-shading-value="0"/>
    </style:style>
    <style:style style:name="T9" style:family="text">
      <style:text-properties fo:color="#d4d4d4" style:font-name="Droid Sans Mono" fo:font-size="10.5pt" fo:font-weight="normal" fo:background-color="#1e1e1e" loext:char-shading-value="0"/>
    </style:style>
    <style:style style:name="T10" style:family="text">
      <style:text-properties fo:color="#d4d4d4" style:font-name="Droid Sans Mono" fo:font-size="10.5pt" fo:font-weight="normal" officeooo:rsid="00210570" fo:background-color="#1e1e1e" loext:char-shading-value="0"/>
    </style:style>
    <style:style style:name="T11" style:family="text">
      <style:text-properties fo:color="#d4d4d4" style:font-name="Droid Sans Mono" fo:font-size="10.5pt" fo:language="pl" fo:country="PL" fo:font-weight="normal" officeooo:rsid="0045d1a5" fo:background-color="#1e1e1e" loext:char-shading-value="0"/>
    </style:style>
    <style:style style:name="T12" style:family="text">
      <style:text-properties fo:color="#4ec9b0"/>
    </style:style>
    <style:style style:name="T13" style:family="text">
      <style:text-properties fo:color="#4ec9b0" style:font-name="Droid Sans Mono" fo:font-size="10.5pt" fo:font-weight="normal" fo:background-color="#1e1e1e" loext:char-shading-value="0"/>
    </style:style>
    <style:style style:name="T14" style:family="text">
      <style:text-properties fo:color="#4ec9b0" style:font-name="Droid Sans Mono" fo:font-size="10.5pt" fo:font-weight="normal" officeooo:rsid="00210570" fo:background-color="#1e1e1e" loext:char-shading-value="0"/>
    </style:style>
    <style:style style:name="T15" style:family="text">
      <style:text-properties fo:color="#dcdcaa"/>
    </style:style>
    <style:style style:name="T16" style:family="text">
      <style:text-properties fo:color="#dcdcaa" style:font-name="Droid Sans Mono" fo:font-size="10.5pt" fo:font-weight="normal" fo:background-color="#1e1e1e" loext:char-shading-value="0"/>
    </style:style>
    <style:style style:name="T17" style:family="text">
      <style:text-properties fo:color="#dcdcaa" style:font-name="Droid Sans Mono" fo:font-size="10.5pt" fo:font-weight="normal" officeooo:rsid="00210570" fo:background-color="#1e1e1e" loext:char-shading-value="0"/>
    </style:style>
    <style:style style:name="T18" style:family="text">
      <style:text-properties fo:color="#ce9178"/>
    </style:style>
    <style:style style:name="T19" style:family="text">
      <style:text-properties fo:color="#ce9178" style:font-name="Droid Sans Mono" fo:font-size="10.5pt" fo:font-weight="normal" fo:background-color="#1e1e1e" loext:char-shading-value="0"/>
    </style:style>
    <style:style style:name="T20" style:family="text">
      <style:text-properties fo:color="#ce9178" style:font-name="Droid Sans Mono" fo:font-size="10.5pt" fo:font-weight="normal" officeooo:rsid="00210570" fo:background-color="#1e1e1e" loext:char-shading-value="0"/>
    </style:style>
    <style:style style:name="T21" style:family="text">
      <style:text-properties fo:color="#9cdcfe"/>
    </style:style>
    <style:style style:name="T22" style:family="text">
      <style:text-properties fo:color="#9cdcfe" style:font-name="Droid Sans Mono" fo:font-size="10.5pt" fo:font-weight="normal" fo:background-color="#1e1e1e" loext:char-shading-value="0"/>
    </style:style>
    <style:style style:name="T23" style:family="text">
      <style:text-properties fo:color="#9cdcfe" style:font-name="Droid Sans Mono" fo:font-size="10.5pt" fo:language="pl" fo:country="PL" fo:font-weight="normal" officeooo:rsid="0045d1a5" fo:background-color="#1e1e1e" loext:char-shading-value="0"/>
    </style:style>
    <style:style style:name="T24" style:family="text">
      <style:text-properties officeooo:rsid="0021ccee"/>
    </style:style>
    <style:style style:name="T25" style:family="text">
      <style:text-properties officeooo:rsid="0023803c"/>
    </style:style>
    <style:style style:name="T26" style:family="text">
      <style:text-properties officeooo:rsid="0023d5cb"/>
    </style:style>
    <style:style style:name="T27" style:family="text">
      <style:text-properties officeooo:rsid="00249ec3"/>
    </style:style>
    <style:style style:name="T28" style:family="text">
      <style:text-properties officeooo:rsid="0024d58e"/>
    </style:style>
    <style:style style:name="T29" style:family="text">
      <style:text-properties officeooo:rsid="00258f07"/>
    </style:style>
    <style:style style:name="T30" style:family="text">
      <style:text-properties officeooo:rsid="002590c3"/>
    </style:style>
    <style:style style:name="T31" style:family="text">
      <style:text-properties officeooo:rsid="00266559"/>
    </style:style>
    <style:style style:name="T32" style:family="text">
      <style:text-properties officeooo:rsid="00294ccd"/>
    </style:style>
    <style:style style:name="T33" style:family="text">
      <style:text-properties officeooo:rsid="002dc06e"/>
    </style:style>
    <style:style style:name="T34" style:family="text">
      <style:text-properties officeooo:rsid="002eecb7"/>
    </style:style>
    <style:style style:name="T35" style:family="text">
      <style:text-properties fo:font-weight="bold" officeooo:rsid="00333ac7" style:font-weight-asian="bold" style:font-weight-complex="bold"/>
    </style:style>
    <style:style style:name="T36" style:family="text">
      <style:text-properties fo:font-weight="bold" officeooo:rsid="00401b4d" style:font-weight-asian="bold" style:font-weight-complex="bold"/>
    </style:style>
    <style:style style:name="T37" style:family="text">
      <style:text-properties fo:font-size="14pt" fo:font-weight="bold" style:font-weight-asian="bold" style:font-weight-complex="bold"/>
    </style:style>
    <style:style style:name="T38" style:family="text">
      <style:text-properties fo:font-size="14pt" fo:font-weight="bold" officeooo:rsid="00294ccd" style:font-weight-asian="bold" style:font-weight-complex="bold"/>
    </style:style>
    <style:style style:name="T39" style:family="text">
      <style:text-properties fo:font-size="14pt" fo:font-weight="bold" officeooo:rsid="00333ac7" style:font-weight-asian="bold" style:font-weight-complex="bold"/>
    </style:style>
    <style:style style:name="T40" style:family="text">
      <style:text-properties fo:font-size="14pt" fo:font-weight="bold" officeooo:rsid="0035abb4" style:font-weight-asian="bold" style:font-weight-complex="bold"/>
    </style:style>
    <style:style style:name="T41" style:family="text">
      <style:text-properties fo:font-size="14pt" fo:font-weight="bold" officeooo:rsid="0035f6a8" style:font-weight-asian="bold" style:font-weight-complex="bold"/>
    </style:style>
    <style:style style:name="T42" style:family="text">
      <style:text-properties fo:font-size="14pt" fo:font-weight="bold" officeooo:rsid="0038201d" style:font-weight-asian="bold" style:font-weight-complex="bold"/>
    </style:style>
    <style:style style:name="T43" style:family="text">
      <style:text-properties fo:font-size="14pt" fo:font-weight="bold" officeooo:rsid="003b35d5" style:font-weight-asian="bold" style:font-weight-complex="bold"/>
    </style:style>
    <style:style style:name="T44" style:family="text">
      <style:text-properties fo:font-size="14pt" fo:font-weight="bold" officeooo:rsid="00407575" style:font-weight-asian="bold" style:font-weight-complex="bold"/>
    </style:style>
    <style:style style:name="T45" style:family="text">
      <style:text-properties fo:font-size="14pt" fo:language="pl" fo:country="PL" fo:font-weight="bold" style:font-weight-asian="bold" style:font-weight-complex="bold"/>
    </style:style>
    <style:style style:name="T46" style:family="text">
      <style:text-properties fo:font-size="14pt" fo:language="pl" fo:country="PL" fo:font-weight="bold" officeooo:rsid="0045d1a5" style:font-weight-asian="bold" style:font-weight-complex="bold"/>
    </style:style>
    <style:style style:name="T47" style:family="text">
      <style:text-properties fo:font-size="14pt" fo:language="pl" fo:country="PL" fo:font-weight="bold" officeooo:rsid="00486951" style:font-weight-asian="bold" style:font-weight-complex="bold"/>
    </style:style>
    <style:style style:name="T48" style:family="text">
      <style:text-properties fo:font-size="14pt" fo:language="pl" fo:country="PL" fo:font-weight="bold" officeooo:rsid="0049efcf" style:font-weight-asian="bold" style:font-weight-complex="bold"/>
    </style:style>
    <style:style style:name="T49" style:family="text">
      <style:text-properties officeooo:rsid="00307157"/>
    </style:style>
    <style:style style:name="T50" style:family="text">
      <style:text-properties officeooo:rsid="00333ac7"/>
    </style:style>
    <style:style style:name="T51" style:family="text">
      <style:text-properties officeooo:rsid="0035abb4"/>
    </style:style>
    <style:style style:name="T52" style:family="text">
      <style:text-properties officeooo:rsid="0035c8ac"/>
    </style:style>
    <style:style style:name="T53" style:family="text">
      <style:text-properties officeooo:rsid="0035f6a8"/>
    </style:style>
    <style:style style:name="T54" style:family="text">
      <style:text-properties officeooo:rsid="0037afaa"/>
    </style:style>
    <style:style style:name="T55" style:family="text">
      <style:text-properties fo:font-weight="normal" officeooo:rsid="0037afaa" style:font-weight-asian="normal" style:font-weight-complex="normal"/>
    </style:style>
    <style:style style:name="T56" style:family="text">
      <style:text-properties officeooo:rsid="0038201d"/>
    </style:style>
    <style:style style:name="T57" style:family="text">
      <style:text-properties officeooo:rsid="0039e601"/>
    </style:style>
    <style:style style:name="T58" style:family="text">
      <style:text-properties officeooo:rsid="003b35d5"/>
    </style:style>
    <style:style style:name="T59" style:family="text">
      <style:text-properties officeooo:rsid="00407575"/>
    </style:style>
    <style:style style:name="T60" style:family="text">
      <style:text-properties fo:language="pl" fo:country="PL" officeooo:rsid="00407575"/>
    </style:style>
    <style:style style:name="T61" style:family="text">
      <style:text-properties fo:language="pl" fo:country="PL" officeooo:rsid="004443c2"/>
    </style:style>
    <style:style style:name="T62" style:family="text">
      <style:text-properties fo:language="pl" fo:country="PL" officeooo:rsid="0045d1a5"/>
    </style:style>
    <style:style style:name="T63" style:family="text">
      <style:text-properties fo:language="pl" fo:country="PL" fo:font-weight="normal"/>
    </style:style>
    <style:style style:name="T64" style:family="text">
      <style:text-properties fo:language="pl" fo:country="PL" fo:font-weight="normal" officeooo:rsid="00486951"/>
    </style:style>
    <style:style style:name="T65" style:family="text">
      <style:text-properties fo:language="pl" fo:country="PL" fo:font-weight="normal" officeooo:rsid="00493dfc"/>
    </style:style>
    <style:style style:name="T66" style:family="text">
      <style:text-properties fo:language="pl" fo:country="PL" fo:font-weight="normal" officeooo:rsid="0049efcf"/>
    </style:style>
    <style:style style:name="T67" style:family="text">
      <style:text-properties fo:language="pl" fo:country="PL" fo:font-weight="normal" officeooo:rsid="004ac27e"/>
    </style:style>
    <style:style style:name="T68" style:family="text">
      <style:text-properties fo:language="pl" fo:country="PL" style:text-underline-style="solid" style:text-underline-width="auto" style:text-underline-color="font-color" fo:font-weight="normal" officeooo:rsid="004ac27e"/>
    </style:style>
    <style:style style:name="T69" style:family="text">
      <style:text-properties fo:language="pl" fo:country="PL" style:text-underline-style="solid" style:text-underline-width="auto" style:text-underline-color="font-color" fo:font-weight="normal" officeooo:rsid="004ad9f7"/>
    </style:style>
    <style:style style:name="T70" style:family="text">
      <style:text-properties fo:language="pl" fo:country="PL" style:text-underline-style="solid" style:text-underline-width="auto" style:text-underline-color="font-color" fo:font-weight="normal" officeooo:rsid="0049efcf"/>
    </style:style>
    <style:style style:name="T71" style:family="text">
      <style:text-properties fo:language="pl" fo:country="PL" style:text-underline-style="none" fo:font-weight="normal" officeooo:rsid="004ad9f7"/>
    </style:style>
    <style:style style:name="T72" style:family="text">
      <style:text-properties fo:language="pl" fo:country="PL" style:text-underline-style="none" fo:font-weight="normal" officeooo:rsid="004ac27e"/>
    </style:style>
    <style:style style:name="T73" style:family="text">
      <style:text-properties fo:language="pl" fo:country="PL" style:text-underline-style="none" fo:font-weight="normal" officeooo:rsid="0049efcf"/>
    </style:style>
    <style:style style:name="T74" style:family="text">
      <style:text-properties fo:color="#6a99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7">REPL</text:span> – Read Eval Print Lop – interaktywny terminal, do ktorego uzyskasz dostep po wpisaniu node (np w terminalu). Podobne rozwiazanie w konsoli przegladarki. Node jest dostarczony razem z REPL JavaScript.<text:line-break/></text:p>
      <text:p text:style-name="P1">- <text:span text:style-name="T1">uruchamiamy wpisując ‘node’ w terminalu</text:span><text:line-break/>- stan odczytu, tego co tam wprowadzamy, stan analizy danych, <text:s/>stan wydruku (wszystkiego co zostaje przetworzone)<text:line-break/>- do nauki, do eksperymentowania</text:p>
      <text:p text:style-name="P1"/>
      <text:p text:style-name="P1">.<text:span text:style-name="T2">editor – stan w torym mozemy pisac w wielu liniach</text:span></text:p>
      <text:p text:style-name="P2">ctrl + d – wychodzimy i uruchamiamy</text:p>
      <text:p text:style-name="P2">- <text:span text:style-name="T3">2 x tab – dostajemy liste wszystkich obiektow do ktorych mamy dostep</text:span></text:p>
      <text:p text:style-name="P2"/>
      <text:p text:style-name="P2">.<text:span text:style-name="T4">global – podobnie jak window w przegladrace</text:span></text:p>
      <text:p text:style-name="P2">.<text:span text:style-name="T5">process - </text:span></text:p>
      <text:p text:style-name="P2"/>
      <text:p text:style-name="P3"><text:span text:style-name="T6">możemy z poziomu REPL zrobic to samo → node → <text:line-break/>→ os.totalmem() lub → os.userInfo()<text:line-break/><text:line-break/>- </text:span><text:span text:style-name="T24">this w REPL <text:s/>this === global – nie ma modulow, jest global</text:span><text:span text:style-name="T6"><text:line-break/><text:line-break/><text:line-break/><text:line-break/></text:span><text:span text:style-name="T24">NODE<text:line-break/></text:span><text:span text:style-name="T6"><text:line-break/></text:span><text:span text:style-name="T8">const</text:span><text:span text:style-name="T10"> </text:span><text:span text:style-name="T14">os</text:span><text:span text:style-name="T10"> = </text:span><text:span text:style-name="T17">require</text:span><text:span text:style-name="T10">(</text:span><text:span text:style-name="T20">"os"</text:span><text:span text:style-name="T10">);</text:span></text:p>
      <text:p text:style-name="P15"><text:span text:style-name="T21">console</text:span>.<text:span text:style-name="T15">log</text:span>(<text:span text:style-name="T12">os</text:span>.<text:span text:style-name="T15">totalmem</text:span>());</text:p>
      <text:p text:style-name="P4">- mozemy wyswietlic info o pamieci<text:line-break/><text:line-break/><text:span text:style-name="T24">this w node this === exports</text:span></text:p>
      <text:p text:style-name="P5"><text:line-break/><text:span text:style-name="T25">obiekt window - w przeglądarce, dostarcza wiele metod, które nie są dostarczone bezpośrednio z JS, np. window.alert lub alert → okienko pop-up, które nie jest dostępne w JS.</text:span></text:p>
      <text:p text:style-name="P6"><text:line-break/>obiekt GLOBAL <text:s/>posiada mnóstwo rzeczy niedostępnych w obiekcie window w przeglądarce. Zaimplementowano console.log, by moża było go używać w NODE.js tak jak w przeglądrace, dotyczy to również setTimeout.<text:line-break/><text:line-break/><text:span text:style-name="T26">Najważniejsze obiekty I metody dostępne w obiekcie global z poziomu modułu:<text:line-break/>- process<text:line-break/>- require()</text:span></text:p>
      <text:p text:style-name="P7">- module<text:line-break/>- exports<text:line-break/>- console (np. console.log())<text:line-break/>- class Buffer<text:line-break/>- setTimeout(), setInterval(), clearInterval()</text:p>
      <text:p text:style-name="P7">- __dirname / __filename<text:line-break/><text:line-break/>Object.getOwnPropertyNames(global) – <text:span text:style-name="T27">info o dostepnych wlasciwowsciach/</text:span><text:span text:style-name="T28">funkcjach</text:span><text:span text:style-name="T27"> kontkretnego obiektu<text:line-break/><text:line-break/></text:span><text:soft-page-break/><text:span text:style-name="T29">Nie wszystkie metody z REPL są dostępne w module, dlatego, żeby tego użyć wymagane jest: ‘require’</text:span></text:p>
      <text:p text:style-name="P7"/>
      <text:p text:style-name="P8">PROCESS – zawiera informacje o bieżącym wykonywaniu kodu w Node (o bieżącym procesie, o bieżącej instancji programu). Mamy do niego dostęp bezpośrenio w każdym module. To taka instancja naszego progamu. <text:line-break/><text:line-break/>Process.argv – argument vector – zawiera wszystkie argumenty przekazane przy wywołaniu programu. Czyli wywołując:<text:line-break/>node app.js 111 halo<text:line-break/>→ dostaniemy → <text:line-break/> <text:s/>'/home/jakubmol/.nvm/versions/node/v16.1.0/bin/node',</text:p>
      <text:p text:style-name="P8"><text:s text:c="2"/>'/home/jakubmol/Desktop/Projekty/node/project-01/global-process/process.js',</text:p>
      <text:p text:style-name="P8"><text:s text:c="2"/>'222',</text:p>
      <text:p text:style-name="P9"><text:span text:style-name="T30"><text:s text:c="2"/>'aa'<text:line-break/><text:line-break/><text:line-break/>process.env – </text:span><text:span text:style-name="T31">enviroment – informacje o środowisku w którym ten proces aktualnie ma miejsce<text:line-break/><text:line-break/></text:span><text:span text:style-name="T38">Callback </text:span><text:span text:style-name="T32">jest podstawowym sposobem asynchronicznych zdarzen, jednak coraz popularniejsze w Node.js jest takze uzywanie promisow oraz opartej na nich skladni Async/Await<text:line-break/></text:span><text:span text:style-name="T13">fs</text:span><text:span text:style-name="T9">.</text:span><text:span text:style-name="T16">readFile</text:span><text:span text:style-name="T9">(</text:span><text:span text:style-name="T19">"./text.txt"</text:span><text:span text:style-name="T9">, </text:span><text:span text:style-name="T19">"utf8"</text:span><text:span text:style-name="T9">, (</text:span><text:span text:style-name="T22">err</text:span><text:span text:style-name="T9">, </text:span><text:span text:style-name="T22">file</text:span><text:span text:style-name="T9">) </text:span><text:span text:style-name="T7">=&gt;</text:span><text:span text:style-name="T9"> </text:span><text:span text:style-name="T22">console</text:span><text:span text:style-name="T9">.</text:span><text:span text:style-name="T16">log</text:span><text:span text:style-name="T9">(</text:span><text:span text:style-name="T22">file</text:span><text:span text:style-name="T9">));</text:span></text:p>
      <text:p text:style-name="P10">W Node.js bardzo często składnia funkcji zwrotnej wyglada w tej sposób, że jako pierwszy argument przekazywany jest błąd ( o ile jest, jesli go nie ma, to ten parametr przyjmuje wartość null). O takich funkcjack mowimy errot-first callback. Drugi argument przyjmuje zwróconą wartość. </text:p>
      <text:p text:style-name="P10"/>
      <text:p text:style-name="P11"><text:span text:style-name="T37">V8 Engine</text:span> – dziecko google, umieszczone w Chrome, by moglo uzywac JS. <text:s/>Jest opensource. Bardzo wydajny silnik do pracy z JS. Napisany w C++/ Uzywany w node.js lub Chrome. Zawiera implenentacje standardu ECMAScript. Moze dzialac jako samodzielny program, badz mozna go osadzic w innym programie napisanym w C++ (np. w Node.s).</text:p>
      <text:p text:style-name="P11">V8 przede wszystkim kompiluje i wykonuje kod JavaScript (Just In Time – <text:span text:style-name="T33">w chwili wywołania</text:span>) <text:span text:style-name="T34">do kodu maszynowego – zrozumiałego dla procesora</text:span>. Optymalizuje I zardzadz pamiecia poprzez mechjanizm zwalniania pamięci – garbage collector.<text:line-break/><text:line-break/><text:span text:style-name="T50">V8 – synchroniczny, Node.js – asynchroniczny. Sam silnik V8 zapewnia jednowątkowość I jest synchroniczny. To Node.js zapewnia asynchroniczność, czyli powoduje, że działania które wymagają czasu nie powodują blokowania programu. Za to odpowiada napisana specjalnie dla Node.js biblioteka </text:span><text:span text:style-name="T35">Lib</text:span><text:span text:style-name="T36">U</text:span><text:span text:style-name="T35">v. </text:span><text:span text:style-name="T55">( lib – ju - wi)</text:span><text:line-break/><text:line-break/><text:span text:style-name="T49">Chakra – silnik Microsoft<text:line-break/>Spider-monkey – silnik Mozilli</text:span></text:p>
      <text:p text:style-name="P11"/>
      <text:p text:style-name="P11"/>
      <text:p text:style-name="P12"><text:span text:style-name="T39">C++</text:span><text:span text:style-name="T50"> - znacznie rozszerza możliwości czystego JS. Wiele funkcji nie ma dostępnych wprost w JS ( zarówno w przeglądarce czy w Node, np. setTimeout() czy console.log()). Takie rzeczy jak DOM, alert(), getElementByID zostały napisane w C++, podobnie jak odczytywanie zawartości pliku w Node.js (javascript bezpośrednio nie oferuje takiej możliwości). Oczywiście, piszemy w JS, ale pod spodem wykonuje się C++.</text:span></text:p>
      <text:p text:style-name="P12"/>
      <text:p text:style-name="P13">DOM – dostepny w przeglądrace, ale nie w Node.<text:line-break/><text:line-break/><text:soft-page-break/><text:span text:style-name="T40">Jednowątkowość</text:span><text:span text:style-name="T51"> <text:line-break/>JavaScript jest jednowątkowy i synchroniczny, czyli kod wykonywany jest po kolei, instrukcja po instrukcji. Ma to </text:span><text:span text:style-name="T52">plusy ale i pewien duzy minus, a mianowicie operacje, które wymagają więcej czasu (lub wykonywanie ich jest niezalezne) mogą blokować wykonanie programu (połączenie z serverem, odczytywanie danych). Dlatego zarówno przeglądraki jak i Node.js tworzą rozwiązania które pozwalają wiele operacji wykonać asynchronicznie, czyli w sposób, który nie blokuje wykonywania programu.<text:line-break/><text:line-break/></text:span><text:span text:style-name="T41">Call </text:span><text:span text:style-name="T43">S</text:span><text:span text:style-name="T41">tack</text:span><text:span text:style-name="T53"> – stos wywołań, element V8 – stos mówi nam, gdzie jest teraz program. </text:span></text:p>
      <text:p text:style-name="P14">Samo wywołanie programu jest już funkcją ( obsługujaca nasz plik, czy moduły).<text:line-break/>Wywołuje kod synchroniczny. Krok po kroku. Dopiero gdy wywoła cały kod synchroniczny, przechodzi do callbacków.<text:line-break/><text:line-break/><text:span text:style-name="T54">Const show = () =&gt; {<text:line-break/><text:tab/>show()<text:line-break/>}</text:span></text:p>
      <text:p text:style-name="P17">show()<text:line-break/>// doprowadzi do przekroczenia maksymalnej wielkosci stosu wywołań<text:line-break/>// RangeError<text:line-break/> <text:line-break/><text:span text:style-name="T37">Event loop</text:span> – pętla zdarzeń -<text:line-break/><text:line-break/><text:span text:style-name="T42">Evetn queue </text:span><text:span text:style-name="T56">/ callback queue / task queue – kolejka zdarzen – </text:span><text:span text:style-name="T57">kolejka funkcji zwrotnych, obietnic. </text:span><text:span text:style-name="T58">Event loop pobiera stad zdarzenie dopiero gdy Call Stack jest pusty.</text:span><text:line-break/><text:line-break/><text:line-break/><text:span text:style-name="T37">Non – blocking I/O</text:span> – nieblokujący model Wejścia – Wyjścia <text:line-break/><text:line-break/><text:span text:style-name="T59">Node.js pozostaje w stanie oczekiwania na nowe zdarzenia<text:line-break/><text:line-break/></text:span><text:span text:style-name="T44">NPM</text:span><text:span text:style-name="T59"> – node package manager – niezbedne narzedzie do programowania w JavaScript, które pomagają budować zaawansowanie aplikacje i wejsc z nimi na rynek. Dostarcza nowowczesny otwarty kod zrodlowy.<text:line-break/>Oprogramowanie, które pozwala zarządzać pakietami i zaleznosciami między nimi (jeden pakiet często instaluje wiele innych pakietow)<text:line-break/>Wyszukiewarka pakietow – npmjs.com<text:line-break/>Rejestr pakietów – pakiety tworzone są przez firmy oraz spolecznosc i udostepniane poprzez rejestr npm.</text:span></text:p>
      <text:p text:style-name="P18"><text:span text:style-name="T60">Pakiety oprogramowanie, które może być uzyte w naszym programie. Dodawanie w formie modułow. To przede wszystkim kod, który reazlizuje jakieś zadanie. Biblioteka, narzedzie, framework. Każdy pakiet ma swoją wersje i dokumentację.<text:line-break/></text:span><text:span text:style-name="T61">Yarn – alternatywa dla npm<text:line-break/><text:line-break/><text:line-break/><text:line-break/><text:line-break/></text:span><text:soft-page-break/><text:span text:style-name="T46">npm init</text:span><text:span text:style-name="T62"> – uruchamia generator, który tworzy plik package.json, bedacy pewnego rodzaju dokumentacja naszego projektu<text:line-break/>- info o uzyrych paczkach zewnetrznych - dependencies<text:line-break/>- generowanie polecen – scripts<text:line-break/>- latwe odtworzenie projektu<text:line-break/>Możemy zacząć instalować pakiety.<text:line-break/><text:line-break/><text:line-break/>Package-lock.json – ekstra informacje, które zwiększaja bezpieczeństwo naszego projektu i szybkość instalacji. Nie edytujemy we własnym zakresie. <text:line-break/><text:line-break/></text:span><text:span text:style-name="T23">"dependencies"</text:span><text:span text:style-name="T11">: {</text:span></text:p>
      <text:p text:style-name="P16"><text:span text:style-name="T21">"express"</text:span>: <text:span text:style-name="T18">"^4.18.1"</text:span> <text:span text:style-name="T74">// daszek oznacza, ze akceptujemy aktualizacje do wyzszych wersji, ale nie do wersji 5</text:span></text:p>
      <text:p text:style-name="P16">}</text:p>
      <text:p text:style-name="P19"/>
      <text:p text:style-name="P20"><text:span text:style-name="T46">n</text:span><text:span text:style-name="T45">ode_modules </text:span><text:span text:style-name="T63">– zaleznosci z których korzystaja nasze paczki. Można je usunąć, a po komendzie npm install, na podstawie plikow: package-lock.json oraz package.json zainstaluja się.<text:line-break/><text:line-break/></text:span><text:span text:style-name="T47">JSON</text:span><text:span text:style-name="T64"> – JavaScript Object Notation – tekstowy format do przechowwywania danych przypominajacy skladnia obiekt JS. Przechowywany bezposrednio w pliku z kodem JavaScript jako ciąg tekstowy lub w pliku z rozszerzeniem .json. JavaScript zapewnia mu natywne wsparcie (metody JSON.parse i JSON.stringify) <text:line-break/></text:span><text:span text:style-name="T65">1. Obsługiwane typy: tablica, obiekt, string, number, boolean, null<text:line-break/>2. Składnia obiektu (pary klucz – wartość) przy czym klucz musi być w cudzysłowie<text:line-break/>3. ostatnia para w obiekcie bez przecinka na końcu<text:line-break/><text:line-break/></text:span><text:span text:style-name="T48">Nodemon</text:span><text:span text:style-name="T66"> – pakiet open source instalowane za pomoca NPM. Narzędzie, które pomaga przy tworzeniu aplikacji w Node, poprzez automatyczne restartowanie aplikacji przy każdej wykrytej zmianie w pliku (po zapisie). </text:span><text:span text:style-name="T67">Użycie np.: </text:span><text:span text:style-name="T68">nodemon app.js<text:line-break/></text:span><text:span text:style-name="T72"><text:line-break/></text:span><text:span text:style-name="T71">Instalacja globalna – instaluje na naszym dysku, tam gdzie zainstalowany jest NPM → w node_modu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1" fo:font-family="'Liberation Serif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3:07:01.260451413</meta:creation-date>
    <meta:generator>LibreOffice/6.4.7.2$Linux_X86_64 LibreOffice_project/40$Build-2</meta:generator>
    <dc:date>2022-05-26T20:30:04.661430375</dc:date>
    <meta:editing-duration>PT2H41M33S</meta:editing-duration>
    <meta:editing-cycles>40</meta:editing-cycles>
    <meta:document-statistic meta:table-count="0" meta:image-count="0" meta:object-count="0" meta:page-count="4" meta:paragraph-count="29" meta:word-count="1048" meta:character-count="7690" meta:non-whitespace-character-count="6565"/>
  </office:meta>
</office:document-meta>
</file>